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Number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LineNumberReader( java . io . Reader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setLineNumb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eNumberReader.LineNumberReader( java . io . 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